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rsid="001fbf61" officeooo:paragraph-rsid="001fbf61"/>
    </style:style>
    <style:style style:name="P2" style:family="paragraph" style:parent-style-name="Standard">
      <style:paragraph-properties fo:text-align="justify" style:justify-single-word="false"/>
      <style:text-properties officeooo:paragraph-rsid="001fbf61"/>
    </style:style>
    <style:style style:name="P3" style:family="paragraph" style:parent-style-name="Standard">
      <style:paragraph-properties fo:text-align="justify" style:justify-single-word="false"/>
      <style:text-properties officeooo:paragraph-rsid="0021272f"/>
    </style:style>
    <style:style style:name="P4" style:family="paragraph" style:parent-style-name="Standard">
      <style:paragraph-properties fo:text-align="justify" style:justify-single-word="false"/>
      <style:text-properties officeooo:rsid="0021272f" officeooo:paragraph-rsid="0021272f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1fbf61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1272f" officeooo:paragraph-rsid="0021272f"/>
    </style:style>
    <style:style style:name="P7" style:family="paragraph" style:parent-style-name="Standard">
      <style:paragraph-properties fo:text-align="justify" style:justify-single-word="false"/>
      <style:text-properties officeooo:paragraph-rsid="001fbf61"/>
    </style:style>
    <style:style style:name="P8" style:family="paragraph" style:parent-style-name="Standard">
      <style:paragraph-properties fo:text-align="start" style:justify-single-word="false"/>
      <style:text-properties officeooo:paragraph-rsid="001fbf61"/>
    </style:style>
    <style:style style:name="P9" style:family="paragraph" style:parent-style-name="Standard">
      <style:paragraph-properties fo:text-align="start" style:justify-single-word="false"/>
      <style:text-properties officeooo:paragraph-rsid="0025d8a7"/>
    </style:style>
    <style:style style:name="P10" style:family="paragraph" style:parent-style-name="Standard">
      <style:paragraph-properties fo:text-align="start" style:justify-single-word="false"/>
      <style:text-properties officeooo:paragraph-rsid="00267547"/>
    </style:style>
    <style:style style:name="P11" style:family="paragraph" style:parent-style-name="Standard">
      <style:paragraph-properties fo:text-align="justify" style:justify-single-word="false"/>
      <style:text-properties officeooo:rsid="001fbf61" officeooo:paragraph-rsid="001fbf61"/>
    </style:style>
    <style:style style:name="P12" style:family="paragraph" style:parent-style-name="Standard">
      <style:text-properties officeooo:rsid="001fbf61" officeooo:paragraph-rsid="001fbf61"/>
    </style:style>
    <style:style style:name="P13" style:family="paragraph" style:parent-style-name="Standard">
      <style:paragraph-properties fo:text-align="justify" style:justify-single-word="false"/>
      <style:text-properties officeooo:rsid="0028251b" officeooo:paragraph-rsid="0028251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bf61"/>
    </style:style>
    <style:style style:name="T3" style:family="text">
      <style:text-properties fo:language="en" fo:country="US" officeooo:rsid="0021272f"/>
    </style:style>
    <style:style style:name="T4" style:family="text">
      <style:text-properties fo:language="en" fo:country="US" officeooo:rsid="00249213"/>
    </style:style>
    <style:style style:name="T5" style:family="text">
      <style:text-properties fo:language="en" fo:country="US" officeooo:rsid="00267547"/>
    </style:style>
    <style:style style:name="T6" style:family="text">
      <style:text-properties fo:language="en" fo:country="US" officeooo:rsid="00291f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You will hear </text:span><text:span text:style-name="T2">4 </text:span><text:span text:style-name="T1">stories of aliens coming to Earth to evaluate the possibility of settling there. </text:span></text:p>
      <text:p text:style-name="P10"><text:span text:style-name="T1">Each story will involve a character from a specific clan,<text:line-break/>coming with a typical vehicle to build a typical house in 4 different places </text:span><text:span text:style-name="T6">of the earth</text:span><text:span text:style-name="T1">.<text:line-break/>There will be :<text:line-break/><text:line-break/>The </text:span><text:span text:style-name="T5">Mattendich (**) </text:span><text:span text:style-name="T1"><text:s/>coming with the </text:span><text:span text:style-name="T5">Sonistik</text:span><text:span text:style-name="T1"> </text:span><text:span text:style-name="T5">(**) <text:s/></text:span><text:span text:style-name="T1">to build a </text:span><text:span text:style-name="T5">Keimase (**) </text:span></text:p>
      <text:p text:style-name="P9"><text:span text:style-name="T1"/></text:p>
      <text:p text:style-name="P10"><text:span text:style-name="T1">The </text:span><text:span text:style-name="T5">Tereinat (**) </text:span><text:span text:style-name="T1"><text:s/>coming with the </text:span><text:span text:style-name="T5">Mielbete</text:span><text:span text:style-name="T1"> </text:span><text:span text:style-name="T5">(**) <text:s/></text:span><text:span text:style-name="T1">to build a </text:span><text:span text:style-name="T5">Ligeten (**) </text:span><text:span text:style-name="T1"><text:line-break/></text:span></text:p>
      <text:p text:style-name="P10"><text:span text:style-name="T1">The </text:span><text:span text:style-name="T5">Soltete</text:span><text:span text:style-name="T1"> </text:span><text:span text:style-name="T5">(**) <text:s/></text:span><text:span text:style-name="T1">coming with the </text:span><text:span text:style-name="T5">Wecktellin</text:span><text:span text:style-name="T1"> </text:span><text:span text:style-name="T5">(**) <text:s/></text:span><text:span text:style-name="T1">to build a </text:span><text:span text:style-name="T5">Madikten (**) </text:span><text:span text:style-name="T1"><text:line-break/></text:span></text:p>
      <text:p text:style-name="P10"><text:span text:style-name="T1">The </text:span><text:span text:style-name="T5">Lasgelich</text:span><text:span text:style-name="T1"> </text:span><text:span text:style-name="T5">(**) <text:s/></text:span><text:span text:style-name="T1">coming with the </text:span><text:span text:style-name="T5">Melaren</text:span><text:span text:style-name="T1"> to </text:span><text:span text:style-name="T5">(**) <text:s/></text:span><text:span text:style-name="T1">build a </text:span><text:span text:style-name="T5">Zulerge (**) </text:span><text:span text:style-name="T1"><text:line-break/><text:line-break/><text:line-break/>They will use their vehicles to find material for the construction of the house.<text:line-break/>In this process, they will always meet an animal that will help them to build the house in some way,<text:line-break/>but the progress and ending will vary according to the story.</text:span></text:p>
      <text:p text:style-name="P2"><text:span text:style-name="T1"/></text:p>
      <text:p text:style-name="P2"><text:span text:style-name="T1"/></text:p>
      <text:p text:style-name="P13"><text:span text:style-name="T1">(**) = 5s Pause </text:span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fo:font-size="11pt" style:font-size-asian="11pt" style:font-size-complex="11pt"/>
    </style:style>
    <style:style style:name="ListLabel_20_33" style:display-name="ListLabel 33" style:family="text">
      <style:text-properties style:font-name-complex="Calibri" style:font-family-complex="Calibri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16:23.916208754</meta:creation-date>
    <dc:date>2019-03-19T08:49:32.012256348</dc:date>
    <meta:editing-duration>PT43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49" meta:character-count="827" meta:non-whitespace-character-count="665"/>
  </office:meta>
</office:document-meta>
</file>